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980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00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8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dced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1113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hatch" draw:fill-color="#cccccc" draw:secondary-fill-color="#99ccff" draw:gradient-step-count="0" draw:fill-hatch-name="Hatch_20_1109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111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hatch" draw:fill-color="#cccccc" draw:secondary-fill-color="#99ccff" draw:gradient-step-count="0" draw:fill-hatch-name="Hatch_20_111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5926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hatch" draw:fill-color="#cccccc" draw:secondary-fill-color="#99ccff" draw:gradient-step-count="0" draw:fill-hatch-name="Hatch_20_111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5927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hatch" draw:fill-color="#cccccc" draw:secondary-fill-color="#99ccff" draw:gradient-step-count="0" draw:fill-hatch-name="Hatch_20_111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5928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5929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5930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5931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5932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5933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593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5935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5936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1126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1127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1128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1129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1130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1131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1132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1133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13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1135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1136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none" draw:stroke-dash="Dashed_20__28_var_29__20_1137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61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1138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1139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1140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1141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1142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1143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114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1145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1146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1147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1148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1149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1150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1151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1152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1153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115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1155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1156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1157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1158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solid" draw:stroke-dash="Dashed_20__28_var_29__20_1159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1160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1161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solid" draw:stroke-dash="Dashed_20__28_var_29__20_1162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none" draw:stroke-dash="Dashed_20__28_var_29__20_1163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61cm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>
      <style:graphic-properties draw:stroke="none" draw:stroke-dash="Dashed_20__28_var_29__20_1164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61cm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>
      <style:graphic-properties draw:stroke="none" draw:stroke-dash="Dashed_20__28_var_29__20_1165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61cm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>
      <style:graphic-properties draw:stroke="solid" draw:stroke-dash="Dashed_20__28_var_29__20_1166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1167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solid" draw:stroke-dash="Dashed_20__28_var_29__20_1168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1169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1170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solid" draw:stroke-dash="Dashed_20__28_var_29__20_1171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none" draw:stroke-dash="Dashed_20__28_var_29__20_1172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61cm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>
      <style:graphic-properties draw:stroke="solid" draw:stroke-dash="Dashed_20__28_var_29__20_1173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solid" draw:stroke-dash="Dashed_20__28_var_29__20_117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solid" draw:stroke-dash="Dashed_20__28_var_29__20_1175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>
      <style:graphic-properties draw:stroke="solid" draw:stroke-dash="Dashed_20__28_var_29__20_1176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solid" draw:stroke-dash="Dashed_20__28_var_29__20_1177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>
      <style:graphic-properties draw:stroke="none" draw:stroke-dash="Dashed_20__28_var_29__20_1178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61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ec980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ffff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7dced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hatch" draw:fill-color="#cccccc" draw:secondary-fill-color="#99ccff" draw:gradient-step-count="0" draw:fill-hatch-name="Hatch_20_1109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8" style:family="paragraph">
      <loext:graphic-properties draw:fill="hatch" draw:fill-color="#cccccc" draw:secondary-fill-color="#99ccff" draw:gradient-step-count="0" draw:fill-hatch-name="Hatch_20_111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9" style:family="paragraph">
      <loext:graphic-properties draw:fill="hatch" draw:fill-color="#cccccc" draw:secondary-fill-color="#99ccff" draw:gradient-step-count="0" draw:fill-hatch-name="Hatch_20_1111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0" style:family="paragraph">
      <loext:graphic-properties draw:fill="hatch" draw:fill-color="#cccccc" draw:secondary-fill-color="#99ccff" draw:gradient-step-count="0" draw:fill-hatch-name="Hatch_20_111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bold" style:font-name-complex="Tahoma" style:font-size-complex="18pt" style:language-complex="fr" style:country-complex="FR" style:font-style-complex="normal" style:font-weight-complex="bold" style:text-emphasize="none" style:text-scale="100%" style:font-relief="none" fo:hyphenate="fals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2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bold" style:font-name-complex="Tahoma" style:font-size-complex="18pt" style:language-complex="fr" style:country-complex="FR" style:font-style-complex="normal" style:font-weight-complex="bold" style:text-emphasize="none" style:text-scale="100%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3.885cm" svg:height="4.919cm" svg:x="6.919cm" svg:y="13.708cm" svg:viewBox="0 0 3886 4920" draw:points="0,0 3886,4382 924,4920 910,4906">
            <text:p/>
          </draw:polygon>
          <draw:rect draw:style-name="gr2" draw:text-style-name="P2" draw:layer="layout" svg:width="1.999cm" svg:height="2.001cm" svg:x="11.577cm" svg:y="16.753cm">
            <text:p/>
          </draw:rect>
          <draw:polygon draw:style-name="gr3" draw:text-style-name="P3" draw:layer="layout" svg:width="3.397cm" svg:height="1.652cm" svg:x="11.054cm" svg:y="14.91cm" svg:viewBox="0 0 3398 1653" draw:points="0,1653 2519,0 3398,1333">
            <text:p/>
          </draw:polygon>
          <draw:polygon draw:style-name="gr4" draw:text-style-name="P4" draw:layer="layout" svg:width="2.458cm" svg:height="2.652cm" svg:x="9.166cm" svg:y="13.185cm" svg:viewBox="0 0 2459 2653" draw:points="0,2653 2459,2232 1357,0">
            <text:p/>
          </draw:polygon>
          <draw:polygon draw:style-name="gr5" draw:text-style-name="P5" draw:layer="layout" svg:width="3.561cm" svg:height="4.133cm" svg:x="10.187cm" svg:y="11.028cm" svg:viewBox="0 0 3562 4134" draw:points="0,875 1205,0 3562,3266 2329,4134">
            <text:p/>
          </draw:polygon>
          <draw:rect draw:style-name="gr6" draw:text-style-name="P6" draw:layer="layout" svg:width="2.998cm" svg:height="1.999cm" svg:x="6.935cm" svg:y="11.476cm">
            <text:p/>
          </draw:rect>
          <draw:g>
            <draw:line draw:style-name="gr7" draw:text-style-name="P7" draw:layer="layout" svg:x1="6.93cm" svg:y1="11.474cm" svg:x2="9.93cm" svg:y2="11.474cm">
              <text:p/>
            </draw:line>
            <draw:line draw:style-name="gr8" draw:text-style-name="P8" draw:layer="layout" svg:x1="9.928cm" svg:y1="11.474cm" svg:x2="9.928cm" svg:y2="13.474cm">
              <text:p/>
            </draw:line>
            <draw:line draw:style-name="gr9" draw:text-style-name="P9" draw:layer="layout" svg:x1="9.93cm" svg:y1="13.476cm" svg:x2="6.93cm" svg:y2="13.476cm">
              <text:p/>
            </draw:line>
            <draw:line draw:style-name="gr10" draw:text-style-name="P10" draw:layer="layout" svg:x1="6.93cm" svg:y1="13.474cm" svg:x2="6.93cm" svg:y2="11.474cm">
              <text:p/>
            </draw:line>
          </draw:g>
          <draw:g>
            <draw:line draw:style-name="gr11" draw:text-style-name="P11" draw:layer="layout" svg:x1="7.127cm" svg:y1="11.474cm" svg:x2="7.127cm" svg:y2="11.674cm">
              <text:p/>
            </draw:line>
            <draw:line draw:style-name="gr12" draw:text-style-name="P11" draw:layer="layout" svg:x1="6.93cm" svg:y1="11.675cm" svg:x2="7.13cm" svg:y2="11.675cm">
              <text:p/>
            </draw:line>
          </draw:g>
          <draw:g>
            <draw:line draw:style-name="gr13" draw:text-style-name="P11" draw:layer="layout" svg:x1="9.927cm" svg:y1="11.675cm" svg:x2="9.727cm" svg:y2="11.675cm">
              <text:p/>
            </draw:line>
            <draw:line draw:style-name="gr14" draw:text-style-name="P11" draw:layer="layout" svg:x1="9.727cm" svg:y1="11.474cm" svg:x2="9.727cm" svg:y2="11.674cm">
              <text:p/>
            </draw:line>
          </draw:g>
          <draw:g>
            <draw:line draw:style-name="gr15" draw:text-style-name="P11" draw:layer="layout" svg:x1="9.727cm" svg:y1="13.473cm" svg:x2="9.727cm" svg:y2="13.273cm">
              <text:p/>
            </draw:line>
            <draw:line draw:style-name="gr16" draw:text-style-name="P11" draw:layer="layout" svg:x1="9.927cm" svg:y1="13.273cm" svg:x2="9.727cm" svg:y2="13.273cm">
              <text:p/>
            </draw:line>
          </draw:g>
          <draw:g>
            <draw:line draw:style-name="gr17" draw:text-style-name="P11" draw:layer="layout" svg:x1="6.93cm" svg:y1="13.273cm" svg:x2="7.13cm" svg:y2="13.273cm">
              <text:p/>
            </draw:line>
            <draw:line draw:style-name="gr18" draw:text-style-name="P11" draw:layer="layout" svg:x1="7.127cm" svg:y1="13.473cm" svg:x2="7.127cm" svg:y2="13.273cm">
              <text:p/>
            </draw:line>
          </draw:g>
          <draw:g>
            <draw:line draw:style-name="gr19" draw:text-style-name="P11" draw:layer="layout" svg:x1="11.578cm" svg:y1="16.756cm" svg:x2="13.578cm" svg:y2="16.756cm">
              <text:p/>
            </draw:line>
            <draw:line draw:style-name="gr20" draw:text-style-name="P11" draw:layer="layout" svg:x1="13.574cm" svg:y1="16.756cm" svg:x2="13.574cm" svg:y2="18.756cm">
              <text:p/>
            </draw:line>
            <draw:line draw:style-name="gr21" draw:text-style-name="P11" draw:layer="layout" svg:x1="13.578cm" svg:y1="18.757cm" svg:x2="11.578cm" svg:y2="18.757cm">
              <text:p/>
            </draw:line>
            <draw:line draw:style-name="gr22" draw:text-style-name="P11" draw:layer="layout" svg:x1="11.578cm" svg:y1="18.756cm" svg:x2="11.578cm" svg:y2="16.756cm">
              <text:p/>
            </draw:line>
          </draw:g>
          <draw:g>
            <draw:line draw:style-name="gr23" draw:text-style-name="P11" draw:layer="layout" svg:x1="11.778cm" svg:y1="16.756cm" svg:x2="11.778cm" svg:y2="16.956cm">
              <text:p/>
            </draw:line>
            <draw:line draw:style-name="gr24" draw:text-style-name="P11" draw:layer="layout" svg:x1="11.578cm" svg:y1="16.957cm" svg:x2="11.778cm" svg:y2="16.957cm">
              <text:p/>
            </draw:line>
          </draw:g>
          <draw:g>
            <draw:line draw:style-name="gr25" draw:text-style-name="P11" draw:layer="layout" svg:x1="13.578cm" svg:y1="16.957cm" svg:x2="13.378cm" svg:y2="16.957cm">
              <text:p/>
            </draw:line>
            <draw:line draw:style-name="gr26" draw:text-style-name="P11" draw:layer="layout" svg:x1="13.378cm" svg:y1="16.756cm" svg:x2="13.378cm" svg:y2="16.956cm">
              <text:p/>
            </draw:line>
          </draw:g>
          <draw:g>
            <draw:line draw:style-name="gr27" draw:text-style-name="P11" draw:layer="layout" svg:x1="13.378cm" svg:y1="18.756cm" svg:x2="13.378cm" svg:y2="18.556cm">
              <text:p/>
            </draw:line>
            <draw:line draw:style-name="gr28" draw:text-style-name="P11" draw:layer="layout" svg:x1="13.578cm" svg:y1="18.556cm" svg:x2="13.378cm" svg:y2="18.556cm">
              <text:p/>
            </draw:line>
          </draw:g>
          <draw:g>
            <draw:line draw:style-name="gr29" draw:text-style-name="P11" draw:layer="layout" svg:x1="11.578cm" svg:y1="18.556cm" svg:x2="11.778cm" svg:y2="18.556cm">
              <text:p/>
            </draw:line>
            <draw:line draw:style-name="gr30" draw:text-style-name="P11" draw:layer="layout" svg:x1="11.778cm" svg:y1="18.756cm" svg:x2="11.778cm" svg:y2="18.556cm">
              <text:p/>
            </draw:line>
          </draw:g>
          <draw:frame draw:style-name="gr31" draw:text-style-name="P13" draw:layer="layout" svg:width="1.11cm" svg:height="0.63cm" svg:x="11.463cm" svg:y="12.848cm">
            <draw:text-box>
              <text:p text:style-name="P12"><text:span text:style-name="T1">n°2</text:span></text:p>
            </draw:text-box>
          </draw:frame>
          <draw:g>
            <draw:line draw:style-name="gr32" draw:text-style-name="P11" draw:layer="layout" svg:x1="12.653cm" svg:y1="16.888cm" svg:x2="12.503cm" svg:y2="16.628cm">
              <text:p/>
            </draw:line>
            <draw:line draw:style-name="gr33" draw:text-style-name="P11" draw:layer="layout" svg:x1="12.503cm" svg:y1="16.888cm" svg:x2="12.653cm" svg:y2="16.628cm">
              <text:p/>
            </draw:line>
          </draw:g>
          <draw:g>
            <draw:line draw:style-name="gr34" draw:text-style-name="P11" draw:layer="layout" svg:x1="12.503cm" svg:y1="18.63cm" svg:x2="12.653cm" svg:y2="18.89cm">
              <text:p/>
            </draw:line>
            <draw:line draw:style-name="gr35" draw:text-style-name="P11" draw:layer="layout" svg:x1="12.653cm" svg:y1="18.63cm" svg:x2="12.503cm" svg:y2="18.89cm">
              <text:p/>
            </draw:line>
          </draw:g>
          <draw:g>
            <draw:line draw:style-name="gr36" draw:text-style-name="P11" draw:layer="layout" svg:x1="13.707cm" svg:y1="17.681cm" svg:x2="13.447cm" svg:y2="17.831cm">
              <text:p/>
            </draw:line>
            <draw:line draw:style-name="gr37" draw:text-style-name="P11" draw:layer="layout" svg:x1="13.707cm" svg:y1="17.831cm" svg:x2="13.447cm" svg:y2="17.681cm">
              <text:p/>
            </draw:line>
          </draw:g>
          <draw:g>
            <draw:line draw:style-name="gr38" draw:text-style-name="P11" draw:layer="layout" svg:x1="11.445cm" svg:y1="17.831cm" svg:x2="11.705cm" svg:y2="17.681cm">
              <text:p/>
            </draw:line>
            <draw:line draw:style-name="gr39" draw:text-style-name="P11" draw:layer="layout" svg:x1="11.445cm" svg:y1="17.681cm" svg:x2="11.705cm" svg:y2="17.831cm">
              <text:p/>
            </draw:line>
          </draw:g>
          <draw:g>
            <draw:g>
              <draw:line draw:style-name="gr40" draw:text-style-name="P11" draw:layer="layout" svg:x1="13.739cm" svg:y1="14.282cm" svg:x2="12.52cm" svg:y2="15.156cm">
                <text:p/>
              </draw:line>
              <draw:line draw:style-name="gr41" draw:text-style-name="P11" draw:layer="layout" svg:x1="12.519cm" svg:y1="15.154cm" svg:x2="10.188cm" svg:y2="11.903cm">
                <text:p/>
              </draw:line>
              <draw:line draw:style-name="gr42" draw:text-style-name="P11" draw:layer="layout" svg:x1="10.188cm" svg:y1="11.907cm" svg:x2="11.407cm" svg:y2="11.033cm">
                <text:p/>
              </draw:line>
              <draw:line draw:style-name="gr43" draw:text-style-name="P11" draw:layer="layout" svg:x1="11.408cm" svg:y1="11.028cm" svg:x2="13.739cm" svg:y2="14.279cm">
                <text:p/>
              </draw:line>
            </draw:g>
            <draw:g>
              <draw:line draw:style-name="gr44" draw:text-style-name="P11" draw:layer="layout" svg:x1="13.576cm" svg:y1="14.401cm" svg:x2="13.459cm" svg:y2="14.238cm">
                <text:p/>
              </draw:line>
              <draw:line draw:style-name="gr45" draw:text-style-name="P11" draw:layer="layout" svg:x1="13.619cm" svg:y1="14.118cm" svg:x2="13.456cm" svg:y2="14.235cm">
                <text:p/>
              </draw:line>
            </draw:g>
            <draw:g>
              <draw:line draw:style-name="gr46" draw:text-style-name="P11" draw:layer="layout" svg:x1="12.401cm" svg:y1="14.992cm" svg:x2="12.564cm" svg:y2="14.875cm">
                <text:p/>
              </draw:line>
              <draw:line draw:style-name="gr47" draw:text-style-name="P11" draw:layer="layout" svg:x1="12.683cm" svg:y1="15.037cm" svg:x2="12.566cm" svg:y2="14.874cm">
                <text:p/>
              </draw:line>
            </draw:g>
            <draw:g>
              <draw:line draw:style-name="gr48" draw:text-style-name="P11" draw:layer="layout" svg:x1="10.352cm" svg:y1="11.786cm" svg:x2="10.469cm" svg:y2="11.949cm">
                <text:p/>
              </draw:line>
              <draw:line draw:style-name="gr49" draw:text-style-name="P11" draw:layer="layout" svg:x1="10.302cm" svg:y1="12.069cm" svg:x2="10.465cm" svg:y2="11.952cm">
                <text:p/>
              </draw:line>
            </draw:g>
            <draw:g>
              <draw:line draw:style-name="gr50" draw:text-style-name="P11" draw:layer="layout" svg:x1="11.525cm" svg:y1="11.191cm" svg:x2="11.362cm" svg:y2="11.308cm">
                <text:p/>
              </draw:line>
              <draw:line draw:style-name="gr51" draw:text-style-name="P11" draw:layer="layout" svg:x1="11.244cm" svg:y1="11.145cm" svg:x2="11.361cm" svg:y2="11.308cm">
                <text:p/>
              </draw:line>
            </draw:g>
          </draw:g>
          <draw:line draw:style-name="gr52" draw:text-style-name="P11" draw:layer="layout" svg:x1="7.832cm" svg:y1="18.629cm" svg:x2="6.916cm" svg:y2="13.714cm">
            <text:p/>
          </draw:line>
          <draw:line draw:style-name="gr53" draw:text-style-name="P11" draw:layer="layout" svg:x1="6.916cm" svg:y1="13.714cm" svg:x2="10.806cm" svg:y2="18.094cm">
            <text:p/>
          </draw:line>
          <draw:line draw:style-name="gr54" draw:text-style-name="P11" draw:layer="layout" svg:x1="10.803cm" svg:y1="18.092cm" svg:x2="7.829cm" svg:y2="18.628cm">
            <text:p/>
          </draw:line>
          <draw:g>
            <draw:line draw:style-name="gr55" draw:text-style-name="P11" draw:layer="layout" svg:x1="7.792cm" svg:y1="18.436cm" svg:x2="7.989cm" svg:y2="18.399cm">
              <text:p/>
            </draw:line>
            <draw:line draw:style-name="gr56" draw:text-style-name="P11" draw:layer="layout" svg:x1="8.029cm" svg:y1="18.596cm" svg:x2="7.992cm" svg:y2="18.399cm">
              <text:p/>
            </draw:line>
          </draw:g>
          <draw:frame draw:style-name="gr57" draw:text-style-name="P15" draw:layer="layout" svg:width="1.11cm" svg:height="0.63cm" svg:x="7.9cm" svg:y="12.135cm">
            <draw:text-box>
              <text:p text:style-name="P14"><text:span text:style-name="T2">n°1</text:span></text:p>
            </draw:text-box>
          </draw:frame>
          <draw:frame draw:style-name="gr58" draw:text-style-name="P15" draw:layer="layout" svg:width="1.11cm" svg:height="0.63cm" svg:x="7.637cm" svg:y="16.162cm">
            <draw:text-box>
              <text:p text:style-name="P14"><text:span text:style-name="T2">n°3</text:span></text:p>
            </draw:text-box>
          </draw:frame>
          <draw:frame draw:style-name="gr59" draw:text-style-name="P15" draw:layer="layout" svg:width="1.11cm" svg:height="0.63cm" svg:x="9.893cm" svg:y="14.795cm">
            <draw:text-box>
              <text:p text:style-name="P14"><text:span text:style-name="T2">n°4</text:span></text:p>
            </draw:text-box>
          </draw:frame>
          <draw:line draw:style-name="gr60" draw:text-style-name="P11" draw:layer="layout" svg:x1="9.172cm" svg:y1="15.837cm" svg:x2="10.534cm" svg:y2="13.173cm">
            <text:p/>
          </draw:line>
          <draw:line draw:style-name="gr61" draw:text-style-name="P11" draw:layer="layout" svg:x1="10.525cm" svg:y1="13.173cm" svg:x2="11.626cm" svg:y2="15.409cm">
            <text:p/>
          </draw:line>
          <draw:line draw:style-name="gr62" draw:text-style-name="P11" draw:layer="layout" svg:x1="11.635cm" svg:y1="15.411cm" svg:x2="9.172cm" svg:y2="15.839cm">
            <text:p/>
          </draw:line>
          <draw:g>
            <draw:g>
              <draw:line draw:style-name="gr63" draw:text-style-name="P11" draw:layer="layout" svg:x1="10.028cm" svg:y1="14.598cm" svg:x2="9.937cm" svg:y2="14.775cm">
                <text:p/>
              </draw:line>
              <draw:line draw:style-name="gr64" draw:text-style-name="P11" draw:layer="layout" svg:x1="9.762cm" svg:y1="14.686cm" svg:x2="9.94cm" svg:y2="14.777cm">
                <text:p/>
              </draw:line>
            </draw:g>
            <draw:line draw:style-name="gr65" draw:text-style-name="P11" draw:layer="layout" svg:x1="11.635cm" svg:y1="15.411cm" svg:x2="9.853cm" svg:y2="14.506cm">
              <text:p/>
            </draw:line>
          </draw:g>
          <draw:frame draw:style-name="gr66" draw:text-style-name="P15" draw:layer="layout" svg:width="1.11cm" svg:height="0.63cm" svg:x="12.625cm" svg:y="15.529cm">
            <draw:text-box>
              <text:p text:style-name="P14"><text:span text:style-name="T2">n°5</text:span></text:p>
            </draw:text-box>
          </draw:frame>
          <draw:g>
            <draw:g>
              <draw:line draw:style-name="gr67" draw:text-style-name="P11" draw:layer="layout" svg:x1="13.574cm" svg:y1="14.903cm" svg:x2="14.455cm" svg:y2="16.239cm">
                <text:p/>
              </draw:line>
              <draw:line draw:style-name="gr68" draw:text-style-name="P11" draw:layer="layout" svg:x1="14.455cm" svg:y1="16.24cm" svg:x2="11.07cm" svg:y2="16.555cm">
                <text:p/>
              </draw:line>
              <draw:line draw:style-name="gr69" draw:text-style-name="P11" draw:layer="layout" svg:x1="11.07cm" svg:y1="16.554cm" svg:x2="13.575cm" svg:y2="14.903cm">
                <text:p/>
              </draw:line>
            </draw:g>
            <draw:g>
              <draw:line draw:style-name="gr70" draw:text-style-name="P11" draw:layer="layout" svg:x1="13.681cm" svg:y1="15.074cm" svg:x2="13.514cm" svg:y2="15.184cm">
                <text:p/>
              </draw:line>
              <draw:line draw:style-name="gr71" draw:text-style-name="P11" draw:layer="layout" svg:x1="13.407cm" svg:y1="15.014cm" svg:x2="13.517cm" svg:y2="15.181cm">
                <text:p/>
              </draw:line>
            </draw:g>
          </draw:g>
          <draw:frame draw:style-name="gr72" draw:text-style-name="P15" draw:layer="layout" svg:width="1.11cm" svg:height="0.63cm" svg:x="12.087cm" svg:y="17.57cm">
            <draw:text-box>
              <text:p text:style-name="P14"><text:span text:style-name="T2">n°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hatch draw:name="Hatch_20_1109" draw:display-name="Hatch 1109" draw:style="single" draw:color="#000000" draw:distance="0.033cm" draw:rotation="3150"/>
    <draw:hatch draw:name="Hatch_20_1110" draw:display-name="Hatch 1110" draw:style="single" draw:color="#000000" draw:distance="0.033cm" draw:rotation="3150"/>
    <draw:hatch draw:name="Hatch_20_1111" draw:display-name="Hatch 1111" draw:style="single" draw:color="#000000" draw:distance="0.033cm" draw:rotation="3150"/>
    <draw:hatch draw:name="Hatch_20_1112" draw:display-name="Hatch 1112" draw:style="single" draw:color="#000000" draw:distance="0.033cm" draw:rotation="3150"/>
    <draw:marker draw:name="Arrow" svg:viewBox="0 0 20 30" svg:d="M10 0l-10 30h20z"/>
    <draw:stroke-dash draw:name="Dashed_20__28_var_29__20_1113" draw:display-name="Dashed (var) 1113" draw:style="rect" draw:dots1="1" draw:dots1-length="0.003cm" draw:dots2="1" draw:dots2-length="0.003cm" draw:distance="0.003cm"/>
    <draw:stroke-dash draw:name="Dashed_20__28_var_29__20_1114" draw:display-name="Dashed (var) 1114" draw:style="rect" draw:dots1="1" draw:dots1-length="0.003cm" draw:dots2="1" draw:dots2-length="0.003cm" draw:distance="0.003cm"/>
    <draw:stroke-dash draw:name="Dashed_20__28_var_29__20_1126" draw:display-name="Dashed (var) 1126" draw:style="rect" draw:dots1="1" draw:dots1-length="0.003cm" draw:dots2="1" draw:dots2-length="0.003cm" draw:distance="0.003cm"/>
    <draw:stroke-dash draw:name="Dashed_20__28_var_29__20_1127" draw:display-name="Dashed (var) 1127" draw:style="rect" draw:dots1="1" draw:dots1-length="0.003cm" draw:dots2="1" draw:dots2-length="0.003cm" draw:distance="0.003cm"/>
    <draw:stroke-dash draw:name="Dashed_20__28_var_29__20_1128" draw:display-name="Dashed (var) 1128" draw:style="rect" draw:dots1="1" draw:dots1-length="0.003cm" draw:dots2="1" draw:dots2-length="0.003cm" draw:distance="0.003cm"/>
    <draw:stroke-dash draw:name="Dashed_20__28_var_29__20_1129" draw:display-name="Dashed (var) 1129" draw:style="rect" draw:dots1="1" draw:dots1-length="0.003cm" draw:dots2="1" draw:dots2-length="0.003cm" draw:distance="0.003cm"/>
    <draw:stroke-dash draw:name="Dashed_20__28_var_29__20_1130" draw:display-name="Dashed (var) 1130" draw:style="rect" draw:dots1="1" draw:dots1-length="0.003cm" draw:dots2="1" draw:dots2-length="0.003cm" draw:distance="0.003cm"/>
    <draw:stroke-dash draw:name="Dashed_20__28_var_29__20_1131" draw:display-name="Dashed (var) 1131" draw:style="rect" draw:dots1="1" draw:dots1-length="0.003cm" draw:dots2="1" draw:dots2-length="0.003cm" draw:distance="0.003cm"/>
    <draw:stroke-dash draw:name="Dashed_20__28_var_29__20_1132" draw:display-name="Dashed (var) 1132" draw:style="rect" draw:dots1="1" draw:dots1-length="0.003cm" draw:dots2="1" draw:dots2-length="0.003cm" draw:distance="0.003cm"/>
    <draw:stroke-dash draw:name="Dashed_20__28_var_29__20_1133" draw:display-name="Dashed (var) 1133" draw:style="rect" draw:dots1="1" draw:dots1-length="0.003cm" draw:dots2="1" draw:dots2-length="0.003cm" draw:distance="0.003cm"/>
    <draw:stroke-dash draw:name="Dashed_20__28_var_29__20_1134" draw:display-name="Dashed (var) 1134" draw:style="rect" draw:dots1="1" draw:dots1-length="0.003cm" draw:dots2="1" draw:dots2-length="0.003cm" draw:distance="0.003cm"/>
    <draw:stroke-dash draw:name="Dashed_20__28_var_29__20_1135" draw:display-name="Dashed (var) 1135" draw:style="rect" draw:dots1="1" draw:dots1-length="0.003cm" draw:dots2="1" draw:dots2-length="0.003cm" draw:distance="0.003cm"/>
    <draw:stroke-dash draw:name="Dashed_20__28_var_29__20_1136" draw:display-name="Dashed (var) 1136" draw:style="rect" draw:dots1="1" draw:dots1-length="0.003cm" draw:dots2="1" draw:dots2-length="0.003cm" draw:distance="0.003cm"/>
    <draw:stroke-dash draw:name="Dashed_20__28_var_29__20_1137" draw:display-name="Dashed (var) 1137" draw:style="rect" draw:dots1="1" draw:dots1-length="0.003cm" draw:dots2="1" draw:dots2-length="0.003cm" draw:distance="0.003cm"/>
    <draw:stroke-dash draw:name="Dashed_20__28_var_29__20_1138" draw:display-name="Dashed (var) 1138" draw:style="rect" draw:dots1="1" draw:dots1-length="0.003cm" draw:dots2="1" draw:dots2-length="0.003cm" draw:distance="0.003cm"/>
    <draw:stroke-dash draw:name="Dashed_20__28_var_29__20_1139" draw:display-name="Dashed (var) 1139" draw:style="rect" draw:dots1="1" draw:dots1-length="0.003cm" draw:dots2="1" draw:dots2-length="0.003cm" draw:distance="0.003cm"/>
    <draw:stroke-dash draw:name="Dashed_20__28_var_29__20_1140" draw:display-name="Dashed (var) 1140" draw:style="rect" draw:dots1="1" draw:dots1-length="0.003cm" draw:dots2="1" draw:dots2-length="0.003cm" draw:distance="0.003cm"/>
    <draw:stroke-dash draw:name="Dashed_20__28_var_29__20_1141" draw:display-name="Dashed (var) 1141" draw:style="rect" draw:dots1="1" draw:dots1-length="0.003cm" draw:dots2="1" draw:dots2-length="0.003cm" draw:distance="0.003cm"/>
    <draw:stroke-dash draw:name="Dashed_20__28_var_29__20_1142" draw:display-name="Dashed (var) 1142" draw:style="rect" draw:dots1="1" draw:dots1-length="0.003cm" draw:dots2="1" draw:dots2-length="0.003cm" draw:distance="0.003cm"/>
    <draw:stroke-dash draw:name="Dashed_20__28_var_29__20_1143" draw:display-name="Dashed (var) 1143" draw:style="rect" draw:dots1="1" draw:dots1-length="0.003cm" draw:dots2="1" draw:dots2-length="0.003cm" draw:distance="0.003cm"/>
    <draw:stroke-dash draw:name="Dashed_20__28_var_29__20_1144" draw:display-name="Dashed (var) 1144" draw:style="rect" draw:dots1="1" draw:dots1-length="0.003cm" draw:dots2="1" draw:dots2-length="0.003cm" draw:distance="0.003cm"/>
    <draw:stroke-dash draw:name="Dashed_20__28_var_29__20_1145" draw:display-name="Dashed (var) 1145" draw:style="rect" draw:dots1="1" draw:dots1-length="0.003cm" draw:dots2="1" draw:dots2-length="0.003cm" draw:distance="0.003cm"/>
    <draw:stroke-dash draw:name="Dashed_20__28_var_29__20_1146" draw:display-name="Dashed (var) 1146" draw:style="rect" draw:dots1="1" draw:dots1-length="0.003cm" draw:dots2="1" draw:dots2-length="0.003cm" draw:distance="0.003cm"/>
    <draw:stroke-dash draw:name="Dashed_20__28_var_29__20_1147" draw:display-name="Dashed (var) 1147" draw:style="rect" draw:dots1="1" draw:dots1-length="0.003cm" draw:dots2="1" draw:dots2-length="0.003cm" draw:distance="0.003cm"/>
    <draw:stroke-dash draw:name="Dashed_20__28_var_29__20_1148" draw:display-name="Dashed (var) 1148" draw:style="rect" draw:dots1="1" draw:dots1-length="0.003cm" draw:dots2="1" draw:dots2-length="0.003cm" draw:distance="0.003cm"/>
    <draw:stroke-dash draw:name="Dashed_20__28_var_29__20_1149" draw:display-name="Dashed (var) 1149" draw:style="rect" draw:dots1="1" draw:dots1-length="0.003cm" draw:dots2="1" draw:dots2-length="0.003cm" draw:distance="0.003cm"/>
    <draw:stroke-dash draw:name="Dashed_20__28_var_29__20_1150" draw:display-name="Dashed (var) 1150" draw:style="rect" draw:dots1="1" draw:dots1-length="0.003cm" draw:dots2="1" draw:dots2-length="0.003cm" draw:distance="0.003cm"/>
    <draw:stroke-dash draw:name="Dashed_20__28_var_29__20_1151" draw:display-name="Dashed (var) 1151" draw:style="rect" draw:dots1="1" draw:dots1-length="0.003cm" draw:dots2="1" draw:dots2-length="0.003cm" draw:distance="0.003cm"/>
    <draw:stroke-dash draw:name="Dashed_20__28_var_29__20_1152" draw:display-name="Dashed (var) 1152" draw:style="rect" draw:dots1="1" draw:dots1-length="0.003cm" draw:dots2="1" draw:dots2-length="0.003cm" draw:distance="0.003cm"/>
    <draw:stroke-dash draw:name="Dashed_20__28_var_29__20_1153" draw:display-name="Dashed (var) 1153" draw:style="rect" draw:dots1="1" draw:dots1-length="0.003cm" draw:dots2="1" draw:dots2-length="0.003cm" draw:distance="0.003cm"/>
    <draw:stroke-dash draw:name="Dashed_20__28_var_29__20_1154" draw:display-name="Dashed (var) 1154" draw:style="rect" draw:dots1="1" draw:dots1-length="0.003cm" draw:dots2="1" draw:dots2-length="0.003cm" draw:distance="0.003cm"/>
    <draw:stroke-dash draw:name="Dashed_20__28_var_29__20_1155" draw:display-name="Dashed (var) 1155" draw:style="rect" draw:dots1="1" draw:dots1-length="0.003cm" draw:dots2="1" draw:dots2-length="0.003cm" draw:distance="0.003cm"/>
    <draw:stroke-dash draw:name="Dashed_20__28_var_29__20_1156" draw:display-name="Dashed (var) 1156" draw:style="rect" draw:dots1="1" draw:dots1-length="0.003cm" draw:dots2="1" draw:dots2-length="0.003cm" draw:distance="0.003cm"/>
    <draw:stroke-dash draw:name="Dashed_20__28_var_29__20_1157" draw:display-name="Dashed (var) 1157" draw:style="rect" draw:dots1="1" draw:dots1-length="0.003cm" draw:dots2="1" draw:dots2-length="0.003cm" draw:distance="0.003cm"/>
    <draw:stroke-dash draw:name="Dashed_20__28_var_29__20_1158" draw:display-name="Dashed (var) 1158" draw:style="rect" draw:dots1="1" draw:dots1-length="0.003cm" draw:dots2="1" draw:dots2-length="0.003cm" draw:distance="0.003cm"/>
    <draw:stroke-dash draw:name="Dashed_20__28_var_29__20_1159" draw:display-name="Dashed (var) 1159" draw:style="rect" draw:dots1="1" draw:dots1-length="0.003cm" draw:dots2="1" draw:dots2-length="0.003cm" draw:distance="0.003cm"/>
    <draw:stroke-dash draw:name="Dashed_20__28_var_29__20_1160" draw:display-name="Dashed (var) 1160" draw:style="rect" draw:dots1="1" draw:dots1-length="0.003cm" draw:dots2="1" draw:dots2-length="0.003cm" draw:distance="0.003cm"/>
    <draw:stroke-dash draw:name="Dashed_20__28_var_29__20_1161" draw:display-name="Dashed (var) 1161" draw:style="rect" draw:dots1="1" draw:dots1-length="0.003cm" draw:dots2="1" draw:dots2-length="0.003cm" draw:distance="0.003cm"/>
    <draw:stroke-dash draw:name="Dashed_20__28_var_29__20_1162" draw:display-name="Dashed (var) 1162" draw:style="rect" draw:dots1="1" draw:dots1-length="0.003cm" draw:dots2="1" draw:dots2-length="0.003cm" draw:distance="0.003cm"/>
    <draw:stroke-dash draw:name="Dashed_20__28_var_29__20_1163" draw:display-name="Dashed (var) 1163" draw:style="rect" draw:dots1="1" draw:dots1-length="0.003cm" draw:dots2="1" draw:dots2-length="0.003cm" draw:distance="0.003cm"/>
    <draw:stroke-dash draw:name="Dashed_20__28_var_29__20_1164" draw:display-name="Dashed (var) 1164" draw:style="rect" draw:dots1="1" draw:dots1-length="0.003cm" draw:dots2="1" draw:dots2-length="0.003cm" draw:distance="0.003cm"/>
    <draw:stroke-dash draw:name="Dashed_20__28_var_29__20_1165" draw:display-name="Dashed (var) 1165" draw:style="rect" draw:dots1="1" draw:dots1-length="0.003cm" draw:dots2="1" draw:dots2-length="0.003cm" draw:distance="0.003cm"/>
    <draw:stroke-dash draw:name="Dashed_20__28_var_29__20_1166" draw:display-name="Dashed (var) 1166" draw:style="rect" draw:dots1="1" draw:dots1-length="0.003cm" draw:dots2="1" draw:dots2-length="0.003cm" draw:distance="0.003cm"/>
    <draw:stroke-dash draw:name="Dashed_20__28_var_29__20_1167" draw:display-name="Dashed (var) 1167" draw:style="rect" draw:dots1="1" draw:dots1-length="0.003cm" draw:dots2="1" draw:dots2-length="0.003cm" draw:distance="0.003cm"/>
    <draw:stroke-dash draw:name="Dashed_20__28_var_29__20_1168" draw:display-name="Dashed (var) 1168" draw:style="rect" draw:dots1="1" draw:dots1-length="0.003cm" draw:dots2="1" draw:dots2-length="0.003cm" draw:distance="0.003cm"/>
    <draw:stroke-dash draw:name="Dashed_20__28_var_29__20_1169" draw:display-name="Dashed (var) 1169" draw:style="rect" draw:dots1="1" draw:dots1-length="0.003cm" draw:dots2="1" draw:dots2-length="0.003cm" draw:distance="0.003cm"/>
    <draw:stroke-dash draw:name="Dashed_20__28_var_29__20_1170" draw:display-name="Dashed (var) 1170" draw:style="rect" draw:dots1="1" draw:dots1-length="0.003cm" draw:dots2="1" draw:dots2-length="0.003cm" draw:distance="0.003cm"/>
    <draw:stroke-dash draw:name="Dashed_20__28_var_29__20_1171" draw:display-name="Dashed (var) 1171" draw:style="rect" draw:dots1="1" draw:dots1-length="0.003cm" draw:dots2="1" draw:dots2-length="0.003cm" draw:distance="0.003cm"/>
    <draw:stroke-dash draw:name="Dashed_20__28_var_29__20_1172" draw:display-name="Dashed (var) 1172" draw:style="rect" draw:dots1="1" draw:dots1-length="0.003cm" draw:dots2="1" draw:dots2-length="0.003cm" draw:distance="0.003cm"/>
    <draw:stroke-dash draw:name="Dashed_20__28_var_29__20_1173" draw:display-name="Dashed (var) 1173" draw:style="rect" draw:dots1="1" draw:dots1-length="0.003cm" draw:dots2="1" draw:dots2-length="0.003cm" draw:distance="0.003cm"/>
    <draw:stroke-dash draw:name="Dashed_20__28_var_29__20_1174" draw:display-name="Dashed (var) 1174" draw:style="rect" draw:dots1="1" draw:dots1-length="0.003cm" draw:dots2="1" draw:dots2-length="0.003cm" draw:distance="0.003cm"/>
    <draw:stroke-dash draw:name="Dashed_20__28_var_29__20_1175" draw:display-name="Dashed (var) 1175" draw:style="rect" draw:dots1="1" draw:dots1-length="0.003cm" draw:dots2="1" draw:dots2-length="0.003cm" draw:distance="0.003cm"/>
    <draw:stroke-dash draw:name="Dashed_20__28_var_29__20_1176" draw:display-name="Dashed (var) 1176" draw:style="rect" draw:dots1="1" draw:dots1-length="0.003cm" draw:dots2="1" draw:dots2-length="0.003cm" draw:distance="0.003cm"/>
    <draw:stroke-dash draw:name="Dashed_20__28_var_29__20_1177" draw:display-name="Dashed (var) 1177" draw:style="rect" draw:dots1="1" draw:dots1-length="0.003cm" draw:dots2="1" draw:dots2-length="0.003cm" draw:distance="0.003cm"/>
    <draw:stroke-dash draw:name="Dashed_20__28_var_29__20_1178" draw:display-name="Dashed (var) 1178" draw:style="rect" draw:dots1="1" draw:dots1-length="0.003cm" draw:dots2="1" draw:dots2-length="0.003cm" draw:distance="0.003cm"/>
    <draw:stroke-dash draw:name="Dashed_20__28_var_29__20_5926" draw:display-name="Dashed (var) 5926" draw:style="rect" draw:dots1="1" draw:dots1-length="0.003cm" draw:dots2="1" draw:dots2-length="0.003cm" draw:distance="0.003cm"/>
    <draw:stroke-dash draw:name="Dashed_20__28_var_29__20_5927" draw:display-name="Dashed (var) 5927" draw:style="rect" draw:dots1="1" draw:dots1-length="0.003cm" draw:dots2="1" draw:dots2-length="0.003cm" draw:distance="0.003cm"/>
    <draw:stroke-dash draw:name="Dashed_20__28_var_29__20_5928" draw:display-name="Dashed (var) 5928" draw:style="rect" draw:dots1="1" draw:dots1-length="0.003cm" draw:dots2="1" draw:dots2-length="0.003cm" draw:distance="0.003cm"/>
    <draw:stroke-dash draw:name="Dashed_20__28_var_29__20_5929" draw:display-name="Dashed (var) 5929" draw:style="rect" draw:dots1="1" draw:dots1-length="0.003cm" draw:dots2="1" draw:dots2-length="0.003cm" draw:distance="0.003cm"/>
    <draw:stroke-dash draw:name="Dashed_20__28_var_29__20_5930" draw:display-name="Dashed (var) 5930" draw:style="rect" draw:dots1="1" draw:dots1-length="0.003cm" draw:dots2="1" draw:dots2-length="0.003cm" draw:distance="0.003cm"/>
    <draw:stroke-dash draw:name="Dashed_20__28_var_29__20_5931" draw:display-name="Dashed (var) 5931" draw:style="rect" draw:dots1="1" draw:dots1-length="0.003cm" draw:dots2="1" draw:dots2-length="0.003cm" draw:distance="0.003cm"/>
    <draw:stroke-dash draw:name="Dashed_20__28_var_29__20_5932" draw:display-name="Dashed (var) 5932" draw:style="rect" draw:dots1="1" draw:dots1-length="0.003cm" draw:dots2="1" draw:dots2-length="0.003cm" draw:distance="0.003cm"/>
    <draw:stroke-dash draw:name="Dashed_20__28_var_29__20_5933" draw:display-name="Dashed (var) 5933" draw:style="rect" draw:dots1="1" draw:dots1-length="0.003cm" draw:dots2="1" draw:dots2-length="0.003cm" draw:distance="0.003cm"/>
    <draw:stroke-dash draw:name="Dashed_20__28_var_29__20_5934" draw:display-name="Dashed (var) 5934" draw:style="rect" draw:dots1="1" draw:dots1-length="0.003cm" draw:dots2="1" draw:dots2-length="0.003cm" draw:distance="0.003cm"/>
    <draw:stroke-dash draw:name="Dashed_20__28_var_29__20_5935" draw:display-name="Dashed (var) 5935" draw:style="rect" draw:dots1="1" draw:dots1-length="0.003cm" draw:dots2="1" draw:dots2-length="0.003cm" draw:distance="0.003cm"/>
    <draw:stroke-dash draw:name="Dashed_20__28_var_29__20_5936" draw:display-name="Dashed (var) 5936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35:26.749089433</meta:creation-date>
    <dc:date>2018-03-22T11:36:01.810243246</dc:date>
    <meta:editing-duration>PT35S</meta:editing-duration>
    <meta:editing-cycles>1</meta:editing-cycles>
    <meta:document-statistic meta:object-count="99"/>
    <meta:generator>LibreOffice/6.0.0.3$MacOSX_X86_64 LibreOffice_project/64a0f66915f38c6217de274f0aa8e15618924765</meta:generator>
  </office:meta>
</office:document-meta>
</file>